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6cm" svg:stroke-color="#000000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solid" svg:stroke-width="0.025cm" svg:stroke-color="#000000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solid" svg:stroke-color="#000000" draw:fill="solid" draw:fill-color="#000000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16cm" svg:stroke-color="#000000" draw:fill="solid" draw:fill-color="#ffffff" fo:padding-top="0.008cm" fo:padding-bottom="0.008cm" fo:padding-left="0.008cm" fo:padding-right="0.008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layer="layout" svg:x1="7.909cm" svg:y1="7.344cm" svg:x2="7.859cm" svg:y2="7.253cm">
          <text:p/>
        </draw:line>
        <draw:line draw:style-name="gr1" draw:layer="layout" svg:x1="7.859cm" svg:y1="7.253cm" svg:x2="7.753cm" svg:y2="7.363cm">
          <text:p/>
        </draw:line>
        <draw:line draw:style-name="gr1" draw:layer="layout" svg:x1="7.753cm" svg:y1="7.363cm" svg:x2="7.909cm" svg:y2="7.344cm">
          <text:p/>
        </draw:line>
        <draw:line draw:style-name="gr1" draw:layer="layout" svg:x1="7.954cm" svg:y1="7.258cm" svg:x2="7.882cm" svg:y2="7.3cm">
          <text:p/>
        </draw:line>
        <draw:line draw:style-name="gr1" draw:layer="layout" svg:x1="7.954cm" svg:y1="7.766cm" svg:x2="7.751cm" svg:y2="7.664cm">
          <text:p/>
        </draw:line>
        <draw:line draw:style-name="gr2" draw:layer="layout" svg:x1="7.89cm" svg:y1="7.334cm" svg:x2="7.852cm" svg:y2="7.27cm">
          <text:p/>
        </draw:line>
        <draw:line draw:style-name="gr2" draw:layer="layout" svg:x1="7.852cm" svg:y1="7.27cm" svg:x2="7.776cm" svg:y2="7.346cm">
          <text:p/>
        </draw:line>
        <draw:line draw:style-name="gr2" draw:layer="layout" svg:x1="7.776cm" svg:y1="7.346cm" svg:x2="7.878cm" svg:y2="7.334cm">
          <text:p/>
        </draw:line>
        <draw:line draw:style-name="gr2" draw:layer="layout" svg:x1="7.878cm" svg:y1="7.334cm" svg:x2="7.852cm" svg:y2="7.296cm">
          <text:p/>
        </draw:line>
        <draw:line draw:style-name="gr2" draw:layer="layout" svg:x1="7.852cm" svg:y1="7.296cm" svg:x2="7.814cm" svg:y2="7.321cm">
          <text:p/>
        </draw:line>
        <draw:line draw:style-name="gr2" draw:layer="layout" svg:x1="7.814cm" svg:y1="7.321cm" svg:x2="7.852cm" svg:y2="7.321cm">
          <text:p/>
        </draw:line>
        <draw:polygon draw:style-name="gr3" draw:layer="layout" svg:width="0.075cm" svg:height="0.507cm" svg:x="7.675cm" svg:y="7.258cm" svg:viewBox="0 0 76 508" draw:points="0,0 76,0 76,508 0,508">
          <text:p/>
        </draw:polygon>
        <draw:line draw:style-name="gr1" draw:layer="layout" svg:x1="7.446cm" svg:y1="7.512cm" svg:x2="7.7cm" svg:y2="7.512cm">
          <text:p/>
        </draw:line>
        <draw:line draw:style-name="gr1" draw:layer="layout" svg:x1="7.954cm" svg:y1="7.004cm" svg:x2="7.954cm" svg:y2="7.258cm">
          <text:p/>
        </draw:line>
        <draw:line draw:style-name="gr1" draw:layer="layout" svg:x1="7.954cm" svg:y1="8.02cm" svg:x2="7.954cm" svg:y2="7.766cm">
          <text:p/>
        </draw:line>
        <draw:line draw:style-name="gr1" draw:layer="layout" svg:x1="13.078cm" svg:y1="7.344cm" svg:x2="13.129cm" svg:y2="7.253cm">
          <text:p/>
        </draw:line>
        <draw:line draw:style-name="gr1" draw:layer="layout" svg:x1="13.129cm" svg:y1="7.253cm" svg:x2="13.235cm" svg:y2="7.363cm">
          <text:p/>
        </draw:line>
        <draw:line draw:style-name="gr1" draw:layer="layout" svg:x1="13.235cm" svg:y1="7.363cm" svg:x2="13.078cm" svg:y2="7.344cm">
          <text:p/>
        </draw:line>
        <draw:line draw:style-name="gr1" draw:layer="layout" svg:x1="13.032cm" svg:y1="7.258cm" svg:x2="13.106cm" svg:y2="7.3cm">
          <text:p/>
        </draw:line>
        <draw:line draw:style-name="gr1" draw:layer="layout" svg:x1="13.032cm" svg:y1="7.766cm" svg:x2="13.235cm" svg:y2="7.664cm">
          <text:p/>
        </draw:line>
        <draw:line draw:style-name="gr2" draw:layer="layout" svg:x1="13.095cm" svg:y1="7.334cm" svg:x2="13.133cm" svg:y2="7.27cm">
          <text:p/>
        </draw:line>
        <draw:line draw:style-name="gr2" draw:layer="layout" svg:x1="13.133cm" svg:y1="7.27cm" svg:x2="13.21cm" svg:y2="7.346cm">
          <text:p/>
        </draw:line>
        <draw:line draw:style-name="gr2" draw:layer="layout" svg:x1="13.21cm" svg:y1="7.346cm" svg:x2="13.108cm" svg:y2="7.334cm">
          <text:p/>
        </draw:line>
        <draw:line draw:style-name="gr2" draw:layer="layout" svg:x1="13.108cm" svg:y1="7.334cm" svg:x2="13.133cm" svg:y2="7.296cm">
          <text:p/>
        </draw:line>
        <draw:line draw:style-name="gr2" draw:layer="layout" svg:x1="13.133cm" svg:y1="7.296cm" svg:x2="13.172cm" svg:y2="7.321cm">
          <text:p/>
        </draw:line>
        <draw:line draw:style-name="gr2" draw:layer="layout" svg:x1="13.172cm" svg:y1="7.321cm" svg:x2="13.133cm" svg:y2="7.321cm">
          <text:p/>
        </draw:line>
        <draw:polygon draw:style-name="gr3" draw:layer="layout" svg:width="0.075cm" svg:height="0.507cm" svg:x="13.235cm" svg:y="7.258cm" svg:viewBox="0 0 76 508" draw:points="0,0 76,0 76,508 0,508">
          <text:p/>
        </draw:polygon>
        <draw:line draw:style-name="gr1" draw:layer="layout" svg:x1="13.54cm" svg:y1="7.512cm" svg:x2="13.286cm" svg:y2="7.512cm">
          <text:p/>
        </draw:line>
        <draw:line draw:style-name="gr1" draw:layer="layout" svg:x1="13.032cm" svg:y1="7.004cm" svg:x2="13.032cm" svg:y2="7.258cm">
          <text:p/>
        </draw:line>
        <draw:line draw:style-name="gr1" draw:layer="layout" svg:x1="13.032cm" svg:y1="8.02cm" svg:x2="13.032cm" svg:y2="7.766cm">
          <text:p/>
        </draw:line>
        <draw:line draw:style-name="gr1" draw:layer="layout" svg:x1="7.954cm" svg:y1="5.228cm" svg:x2="7.751cm" svg:y2="5.329cm">
          <text:p/>
        </draw:line>
        <draw:line draw:style-name="gr1" draw:layer="layout" svg:x1="7.878cm" svg:y1="5.632cm" svg:x2="7.954cm" svg:y2="5.734cm">
          <text:p/>
        </draw:line>
        <draw:line draw:style-name="gr1" draw:layer="layout" svg:x1="7.954cm" svg:y1="5.734cm" svg:x2="7.827cm" svg:y2="5.734cm">
          <text:p/>
        </draw:line>
        <draw:line draw:style-name="gr1" draw:layer="layout" svg:x1="7.827cm" svg:y1="5.734cm" svg:x2="7.878cm" svg:y2="5.632cm">
          <text:p/>
        </draw:line>
        <draw:line draw:style-name="gr1" draw:layer="layout" svg:x1="7.854cm" svg:y1="5.685cm" svg:x2="7.732cm" svg:y2="5.623cm">
          <text:p/>
        </draw:line>
        <draw:line draw:style-name="gr2" draw:layer="layout" svg:x1="7.852cm" svg:y1="5.721cm" svg:x2="7.929cm" svg:y2="5.721cm">
          <text:p/>
        </draw:line>
        <draw:line draw:style-name="gr2" draw:layer="layout" svg:x1="7.929cm" svg:y1="5.721cm" svg:x2="7.878cm" svg:y2="5.657cm">
          <text:p/>
        </draw:line>
        <draw:line draw:style-name="gr2" draw:layer="layout" svg:x1="7.878cm" svg:y1="5.657cm" svg:x2="7.852cm" svg:y2="5.708cm">
          <text:p/>
        </draw:line>
        <draw:line draw:style-name="gr2" draw:layer="layout" svg:x1="7.852cm" svg:y1="5.708cm" svg:x2="7.89cm" svg:y2="5.708cm">
          <text:p/>
        </draw:line>
        <draw:line draw:style-name="gr2" draw:layer="layout" svg:x1="7.89cm" svg:y1="5.708cm" svg:x2="7.878cm" svg:y2="5.683cm">
          <text:p/>
        </draw:line>
        <draw:polygon draw:style-name="gr3" draw:layer="layout" svg:width="0.075cm" svg:height="0.507cm" svg:x="7.675cm" svg:y="5.226cm" svg:viewBox="0 0 76 508" draw:points="0,0 76,0 76,508 0,508">
          <text:p/>
        </draw:polygon>
        <draw:line draw:style-name="gr1" draw:layer="layout" svg:x1="7.446cm" svg:y1="5.48cm" svg:x2="7.7cm" svg:y2="5.48cm">
          <text:p/>
        </draw:line>
        <draw:line draw:style-name="gr1" draw:layer="layout" svg:x1="7.954cm" svg:y1="5.988cm" svg:x2="7.954cm" svg:y2="5.734cm">
          <text:p/>
        </draw:line>
        <draw:line draw:style-name="gr1" draw:layer="layout" svg:x1="7.954cm" svg:y1="4.974cm" svg:x2="7.954cm" svg:y2="5.228cm">
          <text:p/>
        </draw:line>
        <draw:line draw:style-name="gr1" draw:layer="layout" svg:x1="13.032cm" svg:y1="5.228cm" svg:x2="13.235cm" svg:y2="5.329cm">
          <text:p/>
        </draw:line>
        <draw:line draw:style-name="gr1" draw:layer="layout" svg:x1="13.108cm" svg:y1="5.632cm" svg:x2="13.032cm" svg:y2="5.734cm">
          <text:p/>
        </draw:line>
        <draw:line draw:style-name="gr1" draw:layer="layout" svg:x1="13.032cm" svg:y1="5.734cm" svg:x2="13.159cm" svg:y2="5.734cm">
          <text:p/>
        </draw:line>
        <draw:line draw:style-name="gr1" draw:layer="layout" svg:x1="13.159cm" svg:y1="5.734cm" svg:x2="13.108cm" svg:y2="5.632cm">
          <text:p/>
        </draw:line>
        <draw:line draw:style-name="gr1" draw:layer="layout" svg:x1="13.133cm" svg:y1="5.685cm" svg:x2="13.256cm" svg:y2="5.623cm">
          <text:p/>
        </draw:line>
        <draw:line draw:style-name="gr2" draw:layer="layout" svg:x1="13.133cm" svg:y1="5.721cm" svg:x2="13.057cm" svg:y2="5.721cm">
          <text:p/>
        </draw:line>
        <draw:line draw:style-name="gr2" draw:layer="layout" svg:x1="13.057cm" svg:y1="5.721cm" svg:x2="13.108cm" svg:y2="5.657cm">
          <text:p/>
        </draw:line>
        <draw:line draw:style-name="gr2" draw:layer="layout" svg:x1="13.108cm" svg:y1="5.657cm" svg:x2="13.133cm" svg:y2="5.708cm">
          <text:p/>
        </draw:line>
        <draw:line draw:style-name="gr2" draw:layer="layout" svg:x1="13.133cm" svg:y1="5.708cm" svg:x2="13.095cm" svg:y2="5.708cm">
          <text:p/>
        </draw:line>
        <draw:line draw:style-name="gr2" draw:layer="layout" svg:x1="13.095cm" svg:y1="5.708cm" svg:x2="13.108cm" svg:y2="5.683cm">
          <text:p/>
        </draw:line>
        <draw:polygon draw:style-name="gr3" draw:layer="layout" svg:width="0.075cm" svg:height="0.507cm" svg:x="13.235cm" svg:y="5.226cm" svg:viewBox="0 0 76 508" draw:points="0,0 76,0 76,508 0,508">
          <text:p/>
        </draw:polygon>
        <draw:line draw:style-name="gr1" draw:layer="layout" svg:x1="13.54cm" svg:y1="5.48cm" svg:x2="13.286cm" svg:y2="5.48cm">
          <text:p/>
        </draw:line>
        <draw:line draw:style-name="gr1" draw:layer="layout" svg:x1="13.032cm" svg:y1="5.988cm" svg:x2="13.032cm" svg:y2="5.734cm">
          <text:p/>
        </draw:line>
        <draw:line draw:style-name="gr1" draw:layer="layout" svg:x1="13.032cm" svg:y1="4.974cm" svg:x2="13.032cm" svg:y2="5.228cm">
          <text:p/>
        </draw:line>
        <draw:line draw:style-name="gr1" draw:layer="layout" svg:x1="5.162cm" svg:y1="7.258cm" svg:x2="4.959cm" svg:y2="7.359cm">
          <text:p/>
        </draw:line>
        <draw:line draw:style-name="gr1" draw:layer="layout" svg:x1="5.086cm" svg:y1="7.664cm" svg:x2="5.162cm" svg:y2="7.766cm">
          <text:p/>
        </draw:line>
        <draw:line draw:style-name="gr1" draw:layer="layout" svg:x1="5.162cm" svg:y1="7.766cm" svg:x2="5.035cm" svg:y2="7.766cm">
          <text:p/>
        </draw:line>
        <draw:line draw:style-name="gr1" draw:layer="layout" svg:x1="5.035cm" svg:y1="7.766cm" svg:x2="5.086cm" svg:y2="7.664cm">
          <text:p/>
        </draw:line>
        <draw:line draw:style-name="gr1" draw:layer="layout" svg:x1="5.06cm" svg:y1="7.715cm" svg:x2="4.938cm" svg:y2="7.653cm">
          <text:p/>
        </draw:line>
        <draw:line draw:style-name="gr2" draw:layer="layout" svg:x1="5.06cm" svg:y1="7.753cm" svg:x2="5.137cm" svg:y2="7.753cm">
          <text:p/>
        </draw:line>
        <draw:line draw:style-name="gr2" draw:layer="layout" svg:x1="5.137cm" svg:y1="7.753cm" svg:x2="5.086cm" svg:y2="7.689cm">
          <text:p/>
        </draw:line>
        <draw:line draw:style-name="gr2" draw:layer="layout" svg:x1="5.086cm" svg:y1="7.689cm" svg:x2="5.06cm" svg:y2="7.74cm">
          <text:p/>
        </draw:line>
        <draw:line draw:style-name="gr2" draw:layer="layout" svg:x1="5.06cm" svg:y1="7.74cm" svg:x2="5.099cm" svg:y2="7.74cm">
          <text:p/>
        </draw:line>
        <draw:line draw:style-name="gr2" draw:layer="layout" svg:x1="5.099cm" svg:y1="7.74cm" svg:x2="5.086cm" svg:y2="7.715cm">
          <text:p/>
        </draw:line>
        <draw:polygon draw:style-name="gr3" draw:layer="layout" svg:width="0.075cm" svg:height="0.507cm" svg:x="4.883cm" svg:y="7.258cm" svg:viewBox="0 0 76 508" draw:points="0,0 76,0 76,508 0,508">
          <text:p/>
        </draw:polygon>
        <draw:line draw:style-name="gr1" draw:layer="layout" svg:x1="4.654cm" svg:y1="7.512cm" svg:x2="4.908cm" svg:y2="7.512cm">
          <text:p/>
        </draw:line>
        <draw:line draw:style-name="gr1" draw:layer="layout" svg:x1="5.162cm" svg:y1="8.02cm" svg:x2="5.162cm" svg:y2="7.766cm">
          <text:p/>
        </draw:line>
        <draw:line draw:style-name="gr1" draw:layer="layout" svg:x1="5.162cm" svg:y1="7.004cm" svg:x2="5.162cm" svg:y2="7.258cm">
          <text:p/>
        </draw:line>
        <draw:line draw:style-name="gr1" draw:layer="layout" svg:x1="6.43cm" svg:y1="3.704cm" svg:x2="6.227cm" svg:y2="3.805cm">
          <text:p/>
        </draw:line>
        <draw:line draw:style-name="gr1" draw:layer="layout" svg:x1="6.354cm" svg:y1="4.11cm" svg:x2="6.43cm" svg:y2="4.212cm">
          <text:p/>
        </draw:line>
        <draw:line draw:style-name="gr1" draw:layer="layout" svg:x1="6.43cm" svg:y1="4.212cm" svg:x2="6.303cm" svg:y2="4.212cm">
          <text:p/>
        </draw:line>
        <draw:line draw:style-name="gr1" draw:layer="layout" svg:x1="6.303cm" svg:y1="4.212cm" svg:x2="6.354cm" svg:y2="4.11cm">
          <text:p/>
        </draw:line>
        <draw:line draw:style-name="gr1" draw:layer="layout" svg:x1="6.33cm" svg:y1="4.161cm" svg:x2="6.208cm" svg:y2="4.099cm">
          <text:p/>
        </draw:line>
        <draw:line draw:style-name="gr2" draw:layer="layout" svg:x1="6.328cm" svg:y1="4.199cm" svg:x2="6.405cm" svg:y2="4.199cm">
          <text:p/>
        </draw:line>
        <draw:line draw:style-name="gr2" draw:layer="layout" svg:x1="6.405cm" svg:y1="4.199cm" svg:x2="6.354cm" svg:y2="4.135cm">
          <text:p/>
        </draw:line>
        <draw:line draw:style-name="gr2" draw:layer="layout" svg:x1="6.354cm" svg:y1="4.135cm" svg:x2="6.328cm" svg:y2="4.186cm">
          <text:p/>
        </draw:line>
        <draw:line draw:style-name="gr2" draw:layer="layout" svg:x1="6.328cm" svg:y1="4.186cm" svg:x2="6.366cm" svg:y2="4.186cm">
          <text:p/>
        </draw:line>
        <draw:line draw:style-name="gr2" draw:layer="layout" svg:x1="6.366cm" svg:y1="4.186cm" svg:x2="6.354cm" svg:y2="4.161cm">
          <text:p/>
        </draw:line>
        <draw:polygon draw:style-name="gr3" draw:layer="layout" svg:width="0.075cm" svg:height="0.507cm" svg:x="6.151cm" svg:y="3.704cm" svg:viewBox="0 0 76 508" draw:points="0,0 76,0 76,508 0,508">
          <text:p/>
        </draw:polygon>
        <draw:line draw:style-name="gr1" draw:layer="layout" svg:x1="5.922cm" svg:y1="3.958cm" svg:x2="6.176cm" svg:y2="3.958cm">
          <text:p/>
        </draw:line>
        <draw:line draw:style-name="gr1" draw:layer="layout" svg:x1="6.43cm" svg:y1="4.466cm" svg:x2="6.43cm" svg:y2="4.212cm">
          <text:p/>
        </draw:line>
        <draw:line draw:style-name="gr1" draw:layer="layout" svg:x1="6.43cm" svg:y1="3.45cm" svg:x2="6.43cm" svg:y2="3.704cm">
          <text:p/>
        </draw:line>
        <draw:line draw:style-name="gr1" draw:layer="layout" svg:x1="9.224cm" svg:y1="5.734cm" svg:x2="9.224cm" svg:y2="5.48cm">
          <text:p/>
        </draw:line>
        <draw:line draw:style-name="gr1" draw:layer="layout" svg:x1="9.224cm" svg:y1="5.228cm" svg:x2="9.224cm" svg:y2="5.48cm">
          <text:p/>
        </draw:line>
        <draw:line draw:style-name="gr1" draw:layer="layout" svg:x1="11.764cm" svg:y1="5.734cm" svg:x2="11.764cm" svg:y2="5.48cm">
          <text:p/>
        </draw:line>
        <draw:line draw:style-name="gr1" draw:layer="layout" svg:x1="11.764cm" svg:y1="5.228cm" svg:x2="11.764cm" svg:y2="5.48cm">
          <text:p/>
        </draw:line>
        <draw:line draw:style-name="gr1" draw:layer="layout" svg:x1="9.224cm" svg:y1="7.766cm" svg:x2="9.224cm" svg:y2="7.512cm">
          <text:p/>
        </draw:line>
        <draw:line draw:style-name="gr1" draw:layer="layout" svg:x1="9.224cm" svg:y1="7.258cm" svg:x2="9.224cm" svg:y2="7.512cm">
          <text:p/>
        </draw:line>
        <draw:line draw:style-name="gr1" draw:layer="layout" svg:x1="11.764cm" svg:y1="7.766cm" svg:x2="11.764cm" svg:y2="7.512cm">
          <text:p/>
        </draw:line>
        <draw:line draw:style-name="gr1" draw:layer="layout" svg:x1="11.764cm" svg:y1="7.258cm" svg:x2="11.764cm" svg:y2="7.512cm">
          <text:p/>
        </draw:line>
        <draw:line draw:style-name="gr1" draw:layer="layout" svg:x1="15.826cm" svg:y1="7.258cm" svg:x2="16.029cm" svg:y2="7.359cm">
          <text:p/>
        </draw:line>
        <draw:line draw:style-name="gr1" draw:layer="layout" svg:x1="15.902cm" svg:y1="7.664cm" svg:x2="15.826cm" svg:y2="7.766cm">
          <text:p/>
        </draw:line>
        <draw:line draw:style-name="gr1" draw:layer="layout" svg:x1="15.826cm" svg:y1="7.766cm" svg:x2="15.953cm" svg:y2="7.766cm">
          <text:p/>
        </draw:line>
        <draw:line draw:style-name="gr1" draw:layer="layout" svg:x1="15.953cm" svg:y1="7.766cm" svg:x2="15.902cm" svg:y2="7.664cm">
          <text:p/>
        </draw:line>
        <draw:line draw:style-name="gr1" draw:layer="layout" svg:x1="15.925cm" svg:y1="7.715cm" svg:x2="16.05cm" svg:y2="7.653cm">
          <text:p/>
        </draw:line>
        <draw:line draw:style-name="gr2" draw:layer="layout" svg:x1="15.927cm" svg:y1="7.753cm" svg:x2="15.851cm" svg:y2="7.753cm">
          <text:p/>
        </draw:line>
        <draw:line draw:style-name="gr2" draw:layer="layout" svg:x1="15.851cm" svg:y1="7.753cm" svg:x2="15.902cm" svg:y2="7.689cm">
          <text:p/>
        </draw:line>
        <draw:line draw:style-name="gr2" draw:layer="layout" svg:x1="15.902cm" svg:y1="7.689cm" svg:x2="15.927cm" svg:y2="7.74cm">
          <text:p/>
        </draw:line>
        <draw:line draw:style-name="gr2" draw:layer="layout" svg:x1="15.927cm" svg:y1="7.74cm" svg:x2="15.889cm" svg:y2="7.74cm">
          <text:p/>
        </draw:line>
        <draw:line draw:style-name="gr2" draw:layer="layout" svg:x1="15.889cm" svg:y1="7.74cm" svg:x2="15.902cm" svg:y2="7.715cm">
          <text:p/>
        </draw:line>
        <draw:polygon draw:style-name="gr3" draw:layer="layout" svg:width="0.075cm" svg:height="0.507cm" svg:x="16.029cm" svg:y="7.258cm" svg:viewBox="0 0 76 508" draw:points="0,0 76,0 76,508 0,508">
          <text:p/>
        </draw:polygon>
        <draw:line draw:style-name="gr1" draw:layer="layout" svg:x1="16.334cm" svg:y1="7.512cm" svg:x2="16.08cm" svg:y2="7.512cm">
          <text:p/>
        </draw:line>
        <draw:line draw:style-name="gr1" draw:layer="layout" svg:x1="15.826cm" svg:y1="8.02cm" svg:x2="15.826cm" svg:y2="7.766cm">
          <text:p/>
        </draw:line>
        <draw:line draw:style-name="gr1" draw:layer="layout" svg:x1="15.826cm" svg:y1="7.004cm" svg:x2="15.826cm" svg:y2="7.258cm">
          <text:p/>
        </draw:line>
        <draw:line draw:style-name="gr1" draw:layer="layout" svg:x1="14.556cm" svg:y1="3.704cm" svg:x2="14.759cm" svg:y2="3.805cm">
          <text:p/>
        </draw:line>
        <draw:line draw:style-name="gr1" draw:layer="layout" svg:x1="14.632cm" svg:y1="4.11cm" svg:x2="14.556cm" svg:y2="4.212cm">
          <text:p/>
        </draw:line>
        <draw:line draw:style-name="gr1" draw:layer="layout" svg:x1="14.556cm" svg:y1="4.212cm" svg:x2="14.683cm" svg:y2="4.212cm">
          <text:p/>
        </draw:line>
        <draw:line draw:style-name="gr1" draw:layer="layout" svg:x1="14.683cm" svg:y1="4.212cm" svg:x2="14.632cm" svg:y2="4.11cm">
          <text:p/>
        </draw:line>
        <draw:line draw:style-name="gr1" draw:layer="layout" svg:x1="14.655cm" svg:y1="4.161cm" svg:x2="14.78cm" svg:y2="4.099cm">
          <text:p/>
        </draw:line>
        <draw:line draw:style-name="gr2" draw:layer="layout" svg:x1="14.657cm" svg:y1="4.199cm" svg:x2="14.581cm" svg:y2="4.199cm">
          <text:p/>
        </draw:line>
        <draw:line draw:style-name="gr2" draw:layer="layout" svg:x1="14.581cm" svg:y1="4.199cm" svg:x2="14.632cm" svg:y2="4.135cm">
          <text:p/>
        </draw:line>
        <draw:line draw:style-name="gr2" draw:layer="layout" svg:x1="14.632cm" svg:y1="4.135cm" svg:x2="14.657cm" svg:y2="4.186cm">
          <text:p/>
        </draw:line>
        <draw:line draw:style-name="gr2" draw:layer="layout" svg:x1="14.657cm" svg:y1="4.186cm" svg:x2="14.619cm" svg:y2="4.186cm">
          <text:p/>
        </draw:line>
        <draw:line draw:style-name="gr2" draw:layer="layout" svg:x1="14.619cm" svg:y1="4.186cm" svg:x2="14.632cm" svg:y2="4.161cm">
          <text:p/>
        </draw:line>
        <draw:polygon draw:style-name="gr3" draw:layer="layout" svg:width="0.075cm" svg:height="0.507cm" svg:x="14.759cm" svg:y="3.704cm" svg:viewBox="0 0 76 508" draw:points="0,0 76,0 76,508 0,508">
          <text:p/>
        </draw:polygon>
        <draw:line draw:style-name="gr1" draw:layer="layout" svg:x1="15.064cm" svg:y1="3.958cm" svg:x2="14.81cm" svg:y2="3.958cm">
          <text:p/>
        </draw:line>
        <draw:line draw:style-name="gr1" draw:layer="layout" svg:x1="14.556cm" svg:y1="4.466cm" svg:x2="14.556cm" svg:y2="4.212cm">
          <text:p/>
        </draw:line>
        <draw:line draw:style-name="gr1" draw:layer="layout" svg:x1="14.556cm" svg:y1="3.45cm" svg:x2="14.556cm" svg:y2="3.704cm">
          <text:p/>
        </draw:line>
        <draw:line draw:style-name="gr2" draw:layer="layout" svg:x1="15.915cm" svg:y1="2.942cm" svg:x2="15.915cm" svg:y2="2.434cm">
          <text:p/>
        </draw:line>
        <draw:line draw:style-name="gr2" draw:layer="layout" svg:x1="15.737cm" svg:y1="2.434cm" svg:x2="15.737cm" svg:y2="2.942cm">
          <text:p/>
        </draw:line>
        <draw:line draw:style-name="gr2" draw:layer="layout" svg:x1="15.915cm" svg:y1="2.434cm" svg:x2="15.737cm" svg:y2="2.434cm">
          <text:p/>
        </draw:line>
        <draw:line draw:style-name="gr2" draw:layer="layout" svg:x1="15.915cm" svg:y1="2.942cm" svg:x2="15.737cm" svg:y2="2.942cm">
          <text:p/>
        </draw:line>
        <draw:line draw:style-name="gr1" draw:layer="layout" svg:x1="15.826cm" svg:y1="2.18cm" svg:x2="15.826cm" svg:y2="2.434cm">
          <text:p/>
        </draw:line>
        <draw:line draw:style-name="gr1" draw:layer="layout" svg:x1="15.826cm" svg:y1="3.196cm" svg:x2="15.826cm" svg:y2="2.942cm">
          <text:p/>
        </draw:line>
        <draw:line draw:style-name="gr2" draw:layer="layout" svg:x1="16.588cm" svg:y1="7.6cm" svg:x2="17.096cm" svg:y2="7.6cm">
          <text:p/>
        </draw:line>
        <draw:line draw:style-name="gr2" draw:layer="layout" svg:x1="17.096cm" svg:y1="7.423cm" svg:x2="16.588cm" svg:y2="7.423cm">
          <text:p/>
        </draw:line>
        <draw:line draw:style-name="gr2" draw:layer="layout" svg:x1="17.096cm" svg:y1="7.6cm" svg:x2="17.096cm" svg:y2="7.423cm">
          <text:p/>
        </draw:line>
        <draw:line draw:style-name="gr2" draw:layer="layout" svg:x1="16.588cm" svg:y1="7.6cm" svg:x2="16.588cm" svg:y2="7.423cm">
          <text:p/>
        </draw:line>
        <draw:line draw:style-name="gr1" draw:layer="layout" svg:x1="17.35cm" svg:y1="7.512cm" svg:x2="17.096cm" svg:y2="7.512cm">
          <text:p/>
        </draw:line>
        <draw:line draw:style-name="gr1" draw:layer="layout" svg:x1="16.334cm" svg:y1="7.512cm" svg:x2="16.588cm" svg:y2="7.512cm">
          <text:p/>
        </draw:line>
        <draw:line draw:style-name="gr2" draw:layer="layout" svg:x1="3.892cm" svg:y1="7.6cm" svg:x2="4.4cm" svg:y2="7.6cm">
          <text:p/>
        </draw:line>
        <draw:line draw:style-name="gr2" draw:layer="layout" svg:x1="4.4cm" svg:y1="7.423cm" svg:x2="3.892cm" svg:y2="7.423cm">
          <text:p/>
        </draw:line>
        <draw:line draw:style-name="gr2" draw:layer="layout" svg:x1="4.4cm" svg:y1="7.6cm" svg:x2="4.4cm" svg:y2="7.423cm">
          <text:p/>
        </draw:line>
        <draw:line draw:style-name="gr2" draw:layer="layout" svg:x1="3.892cm" svg:y1="7.6cm" svg:x2="3.892cm" svg:y2="7.423cm">
          <text:p/>
        </draw:line>
        <draw:line draw:style-name="gr1" draw:layer="layout" svg:x1="4.654cm" svg:y1="7.512cm" svg:x2="4.4cm" svg:y2="7.512cm">
          <text:p/>
        </draw:line>
        <draw:line draw:style-name="gr1" draw:layer="layout" svg:x1="3.638cm" svg:y1="7.512cm" svg:x2="3.892cm" svg:y2="7.512cm">
          <text:p/>
        </draw:line>
        <draw:line draw:style-name="gr2" draw:layer="layout" svg:x1="5.249cm" svg:y1="2.942cm" svg:x2="5.249cm" svg:y2="2.434cm">
          <text:p/>
        </draw:line>
        <draw:line draw:style-name="gr2" draw:layer="layout" svg:x1="5.073cm" svg:y1="2.434cm" svg:x2="5.073cm" svg:y2="2.942cm">
          <text:p/>
        </draw:line>
        <draw:line draw:style-name="gr2" draw:layer="layout" svg:x1="5.249cm" svg:y1="2.434cm" svg:x2="5.073cm" svg:y2="2.434cm">
          <text:p/>
        </draw:line>
        <draw:line draw:style-name="gr2" draw:layer="layout" svg:x1="5.249cm" svg:y1="2.942cm" svg:x2="5.073cm" svg:y2="2.942cm">
          <text:p/>
        </draw:line>
        <draw:line draw:style-name="gr1" draw:layer="layout" svg:x1="5.162cm" svg:y1="2.18cm" svg:x2="5.162cm" svg:y2="2.434cm">
          <text:p/>
        </draw:line>
        <draw:line draw:style-name="gr1" draw:layer="layout" svg:x1="5.162cm" svg:y1="3.196cm" svg:x2="5.162cm" svg:y2="2.942cm">
          <text:p/>
        </draw:line>
        <draw:line draw:style-name="gr2" draw:layer="layout" svg:x1="16.143cm" svg:y1="9.036cm" svg:x2="16.524cm" svg:y2="9.036cm">
          <text:p/>
        </draw:line>
        <draw:line draw:style-name="gr1" draw:layer="layout" svg:x1="16.334cm" svg:y1="8.782cm" svg:x2="16.334cm" svg:y2="9.036cm">
          <text:p/>
        </draw:line>
        <draw:line draw:style-name="gr2" draw:layer="layout" svg:x1="16.524cm" svg:y1="1.166cm" svg:x2="16.143cm" svg:y2="1.166cm">
          <text:p/>
        </draw:line>
        <draw:line draw:style-name="gr1" draw:layer="layout" svg:x1="16.334cm" svg:y1="1.418cm" svg:x2="16.334cm" svg:y2="1.166cm">
          <text:p/>
        </draw:line>
        <draw:line draw:style-name="gr2" draw:layer="layout" svg:x1="17.604cm" svg:y1="7.639cm" svg:x2="17.604cm" svg:y2="7.385cm">
          <text:p/>
        </draw:line>
        <draw:line draw:style-name="gr2" draw:layer="layout" svg:x1="17.604cm" svg:y1="7.385cm" svg:x2="17.731cm" svg:y2="7.512cm">
          <text:p/>
        </draw:line>
        <draw:line draw:style-name="gr2" draw:layer="layout" svg:x1="17.731cm" svg:y1="7.512cm" svg:x2="17.604cm" svg:y2="7.639cm">
          <text:p/>
        </draw:line>
        <draw:line draw:style-name="gr1" draw:layer="layout" svg:x1="17.35cm" svg:y1="7.512cm" svg:x2="17.604cm" svg:y2="7.512cm">
          <text:p/>
        </draw:line>
        <draw:line draw:style-name="gr2" draw:layer="layout" svg:x1="3.384cm" svg:y1="7.385cm" svg:x2="3.384cm" svg:y2="7.639cm">
          <text:p/>
        </draw:line>
        <draw:line draw:style-name="gr2" draw:layer="layout" svg:x1="3.384cm" svg:y1="7.639cm" svg:x2="3.257cm" svg:y2="7.512cm">
          <text:p/>
        </draw:line>
        <draw:line draw:style-name="gr2" draw:layer="layout" svg:x1="3.257cm" svg:y1="7.512cm" svg:x2="3.384cm" svg:y2="7.385cm">
          <text:p/>
        </draw:line>
        <draw:line draw:style-name="gr1" draw:layer="layout" svg:x1="3.638cm" svg:y1="7.512cm" svg:x2="3.384cm" svg:y2="7.512cm">
          <text:p/>
        </draw:line>
        <draw:line draw:style-name="gr1" draw:layer="layout" svg:x1="7.446cm" svg:y1="5.48cm" svg:x2="6.43cm" svg:y2="5.48cm">
          <text:p/>
        </draw:line>
        <draw:line draw:style-name="gr1" draw:layer="layout" svg:x1="6.43cm" svg:y1="5.48cm" svg:x2="6.43cm" svg:y2="4.466cm">
          <text:p/>
        </draw:line>
        <draw:line draw:style-name="gr1" draw:layer="layout" svg:x1="13.54cm" svg:y1="5.48cm" svg:x2="14.556cm" svg:y2="5.48cm">
          <text:p/>
        </draw:line>
        <draw:line draw:style-name="gr1" draw:layer="layout" svg:x1="14.556cm" svg:y1="5.48cm" svg:x2="14.556cm" svg:y2="4.466cm">
          <text:p/>
        </draw:line>
        <draw:line draw:style-name="gr1" draw:layer="layout" svg:x1="9.224cm" svg:y1="5.734cm" svg:x2="9.224cm" svg:y2="6.496cm">
          <text:p/>
        </draw:line>
        <draw:line draw:style-name="gr1" draw:layer="layout" svg:x1="9.224cm" svg:y1="6.496cm" svg:x2="9.224cm" svg:y2="7.258cm">
          <text:p/>
        </draw:line>
        <draw:line draw:style-name="gr1" draw:layer="layout" svg:x1="9.732cm" svg:y1="6.496cm" svg:x2="9.224cm" svg:y2="6.496cm">
          <text:p/>
        </draw:line>
        <draw:line draw:style-name="gr1" draw:layer="layout" svg:x1="7.954cm" svg:y1="5.988cm" svg:x2="7.954cm" svg:y2="6.496cm">
          <text:p/>
        </draw:line>
        <draw:line draw:style-name="gr1" draw:layer="layout" svg:x1="7.954cm" svg:y1="6.496cm" svg:x2="7.954cm" svg:y2="7.004cm">
          <text:p/>
        </draw:line>
        <draw:line draw:style-name="gr1" draw:layer="layout" svg:x1="9.224cm" svg:y1="6.496cm" svg:x2="7.954cm" svg:y2="6.496cm">
          <text:p/>
        </draw:line>
        <draw:path draw:style-name="gr3" draw:layer="layout" svg:width="0.101cm" svg:height="0.1cm" svg:x="7.903cm" svg:y="6.445cm" svg:viewBox="0 0 102 101" svg:d="m102 51c0 28-23 50-51 50s-51-22-51-50c0-29 23-51 51-51s51 22 51 51z">
          <text:p/>
        </draw:path>
        <draw:path draw:style-name="gr3" draw:layer="layout" svg:width="0.101cm" svg:height="0.1cm" svg:x="9.173cm" svg:y="6.445cm" svg:viewBox="0 0 102 101" svg:d="m102 51c0 28-23 50-51 50s-51-22-51-50c0-29 23-51 51-51s51 22 51 51z">
          <text:p/>
        </draw:path>
        <draw:line draw:style-name="gr1" draw:layer="layout" svg:x1="11.764cm" svg:y1="5.734cm" svg:x2="11.764cm" svg:y2="6.496cm">
          <text:p/>
        </draw:line>
        <draw:line draw:style-name="gr1" draw:layer="layout" svg:x1="11.764cm" svg:y1="6.496cm" svg:x2="11.764cm" svg:y2="7.258cm">
          <text:p/>
        </draw:line>
        <draw:line draw:style-name="gr1" draw:layer="layout" svg:x1="11.256cm" svg:y1="6.496cm" svg:x2="11.764cm" svg:y2="6.496cm">
          <text:p/>
        </draw:line>
        <draw:line draw:style-name="gr1" draw:layer="layout" svg:x1="13.032cm" svg:y1="5.988cm" svg:x2="13.032cm" svg:y2="6.496cm">
          <text:p/>
        </draw:line>
        <draw:line draw:style-name="gr1" draw:layer="layout" svg:x1="13.032cm" svg:y1="6.496cm" svg:x2="13.032cm" svg:y2="7.004cm">
          <text:p/>
        </draw:line>
        <draw:line draw:style-name="gr1" draw:layer="layout" svg:x1="11.764cm" svg:y1="6.496cm" svg:x2="13.032cm" svg:y2="6.496cm">
          <text:p/>
        </draw:line>
        <draw:path draw:style-name="gr3" draw:layer="layout" svg:width="0.101cm" svg:height="0.1cm" svg:x="11.713cm" svg:y="6.445cm" svg:viewBox="0 0 102 101" svg:d="m102 51c0 28-23 50-51 50s-51-22-51-50c0-29 23-51 51-51s51 22 51 51z">
          <text:p/>
        </draw:path>
        <draw:path draw:style-name="gr3" draw:layer="layout" svg:width="0.101cm" svg:height="0.1cm" svg:x="12.981cm" svg:y="6.445cm" svg:viewBox="0 0 102 101" svg:d="m102 51c0 28-23 50-51 50s-51-22-51-50c0-29 23-51 51-51s51 22 51 51z">
          <text:p/>
        </draw:path>
        <draw:line draw:style-name="gr1" draw:layer="layout" svg:x1="15.064cm" svg:y1="3.958cm" svg:x2="15.826cm" svg:y2="3.958cm">
          <text:p/>
        </draw:line>
        <draw:line draw:style-name="gr1" draw:layer="layout" svg:x1="15.826cm" svg:y1="3.196cm" svg:x2="15.826cm" svg:y2="3.958cm">
          <text:p/>
        </draw:line>
        <draw:line draw:style-name="gr1" draw:layer="layout" svg:x1="15.826cm" svg:y1="3.958cm" svg:x2="15.826cm" svg:y2="6.242cm">
          <text:p/>
        </draw:line>
        <draw:line draw:style-name="gr1" draw:layer="layout" svg:x1="15.826cm" svg:y1="6.242cm" svg:x2="15.826cm" svg:y2="7.004cm">
          <text:p/>
        </draw:line>
        <draw:line draw:style-name="gr1" draw:layer="layout" svg:x1="15.826cm" svg:y1="6.242cm" svg:x2="14.556cm" svg:y2="6.242cm">
          <text:p/>
        </draw:line>
        <draw:line draw:style-name="gr1" draw:layer="layout" svg:x1="14.556cm" svg:y1="6.242cm" svg:x2="14.556cm" svg:y2="7.512cm">
          <text:p/>
        </draw:line>
        <draw:line draw:style-name="gr1" draw:layer="layout" svg:x1="14.556cm" svg:y1="7.512cm" svg:x2="13.54cm" svg:y2="7.512cm">
          <text:p/>
        </draw:line>
        <draw:path draw:style-name="gr3" draw:layer="layout" svg:width="0.101cm" svg:height="0.1cm" svg:x="15.775cm" svg:y="3.907cm" svg:viewBox="0 0 102 101" svg:d="m102 51c0 28-23 50-51 50s-51-22-51-50 23-51 51-51 51 23 51 51z">
          <text:p/>
        </draw:path>
        <draw:path draw:style-name="gr3" draw:layer="layout" svg:width="0.101cm" svg:height="0.1cm" svg:x="15.775cm" svg:y="6.191cm" svg:viewBox="0 0 102 101" svg:d="m102 51c0 28-23 50-51 50s-51-22-51-50c0-29 23-51 51-51s51 22 51 51z">
          <text:p/>
        </draw:path>
        <draw:line draw:style-name="gr1" draw:layer="layout" svg:x1="5.162cm" svg:y1="3.196cm" svg:x2="5.162cm" svg:y2="3.958cm">
          <text:p/>
        </draw:line>
        <draw:line draw:style-name="gr1" draw:layer="layout" svg:x1="5.922cm" svg:y1="3.958cm" svg:x2="5.162cm" svg:y2="3.958cm">
          <text:p/>
        </draw:line>
        <draw:line draw:style-name="gr1" draw:layer="layout" svg:x1="5.162cm" svg:y1="7.004cm" svg:x2="5.162cm" svg:y2="6.242cm">
          <text:p/>
        </draw:line>
        <draw:line draw:style-name="gr1" draw:layer="layout" svg:x1="5.162cm" svg:y1="6.242cm" svg:x2="5.162cm" svg:y2="3.958cm">
          <text:p/>
        </draw:line>
        <draw:line draw:style-name="gr1" draw:layer="layout" svg:x1="7.446cm" svg:y1="7.512cm" svg:x2="6.43cm" svg:y2="7.512cm">
          <text:p/>
        </draw:line>
        <draw:line draw:style-name="gr1" draw:layer="layout" svg:x1="6.43cm" svg:y1="7.512cm" svg:x2="6.43cm" svg:y2="6.242cm">
          <text:p/>
        </draw:line>
        <draw:line draw:style-name="gr1" draw:layer="layout" svg:x1="6.43cm" svg:y1="6.242cm" svg:x2="5.162cm" svg:y2="6.242cm">
          <text:p/>
        </draw:line>
        <draw:path draw:style-name="gr3" draw:layer="layout" svg:width="0.101cm" svg:height="0.1cm" svg:x="5.111cm" svg:y="3.907cm" svg:viewBox="0 0 102 101" svg:d="m102 51c0 28-23 50-51 50s-51-22-51-50 23-51 51-51 51 23 51 51z">
          <text:p/>
        </draw:path>
        <draw:path draw:style-name="gr3" draw:layer="layout" svg:width="0.101cm" svg:height="0.1cm" svg:x="5.111cm" svg:y="6.191cm" svg:viewBox="0 0 102 101" svg:d="m102 51c0 28-23 50-51 50s-51-22-51-50c0-29 23-51 51-51s51 22 51 51z">
          <text:p/>
        </draw:path>
        <draw:line draw:style-name="gr1" draw:layer="layout" svg:x1="16.334cm" svg:y1="8.782cm" svg:x2="16.334cm" svg:y2="8.528cm">
          <text:p/>
        </draw:line>
        <draw:line draw:style-name="gr1" draw:layer="layout" svg:x1="5.162cm" svg:y1="8.02cm" svg:x2="5.162cm" svg:y2="8.528cm">
          <text:p/>
        </draw:line>
        <draw:line draw:style-name="gr1" draw:layer="layout" svg:x1="5.162cm" svg:y1="8.528cm" svg:x2="7.954cm" svg:y2="8.528cm">
          <text:p/>
        </draw:line>
        <draw:line draw:style-name="gr1" draw:layer="layout" svg:x1="7.954cm" svg:y1="8.528cm" svg:x2="9.224cm" svg:y2="8.528cm">
          <text:p/>
        </draw:line>
        <draw:line draw:style-name="gr1" draw:layer="layout" svg:x1="9.224cm" svg:y1="8.528cm" svg:x2="11.764cm" svg:y2="8.528cm">
          <text:p/>
        </draw:line>
        <draw:line draw:style-name="gr1" draw:layer="layout" svg:x1="11.764cm" svg:y1="8.528cm" svg:x2="13.032cm" svg:y2="8.528cm">
          <text:p/>
        </draw:line>
        <draw:line draw:style-name="gr1" draw:layer="layout" svg:x1="13.032cm" svg:y1="8.528cm" svg:x2="15.826cm" svg:y2="8.528cm">
          <text:p/>
        </draw:line>
        <draw:line draw:style-name="gr1" draw:layer="layout" svg:x1="15.826cm" svg:y1="8.528cm" svg:x2="15.826cm" svg:y2="8.02cm">
          <text:p/>
        </draw:line>
        <draw:line draw:style-name="gr1" draw:layer="layout" svg:x1="7.954cm" svg:y1="8.02cm" svg:x2="7.954cm" svg:y2="8.528cm">
          <text:p/>
        </draw:line>
        <draw:line draw:style-name="gr1" draw:layer="layout" svg:x1="9.224cm" svg:y1="7.766cm" svg:x2="9.224cm" svg:y2="8.528cm">
          <text:p/>
        </draw:line>
        <draw:line draw:style-name="gr1" draw:layer="layout" svg:x1="11.764cm" svg:y1="7.766cm" svg:x2="11.764cm" svg:y2="8.528cm">
          <text:p/>
        </draw:line>
        <draw:line draw:style-name="gr1" draw:layer="layout" svg:x1="13.032cm" svg:y1="8.02cm" svg:x2="13.032cm" svg:y2="8.528cm">
          <text:p/>
        </draw:line>
        <draw:line draw:style-name="gr1" draw:layer="layout" svg:x1="16.334cm" svg:y1="8.528cm" svg:x2="15.826cm" svg:y2="8.528cm">
          <text:p/>
        </draw:line>
        <draw:path draw:style-name="gr3" draw:layer="layout" svg:width="0.101cm" svg:height="0.1cm" svg:x="7.903cm" svg:y="8.477cm" svg:viewBox="0 0 102 101" svg:d="m102 51c0 28-23 50-51 50s-51-22-51-50c0-29 23-51 51-51s51 22 51 51z">
          <text:p/>
        </draw:path>
        <draw:path draw:style-name="gr3" draw:layer="layout" svg:width="0.101cm" svg:height="0.1cm" svg:x="9.173cm" svg:y="8.477cm" svg:viewBox="0 0 102 101" svg:d="m102 51c0 28-23 50-51 50s-51-22-51-50c0-29 23-51 51-51s51 22 51 51z">
          <text:p/>
        </draw:path>
        <draw:path draw:style-name="gr3" draw:layer="layout" svg:width="0.101cm" svg:height="0.1cm" svg:x="11.713cm" svg:y="8.477cm" svg:viewBox="0 0 102 101" svg:d="m102 51c0 28-23 50-51 50s-51-22-51-50c0-29 23-51 51-51s51 22 51 51z">
          <text:p/>
        </draw:path>
        <draw:path draw:style-name="gr3" draw:layer="layout" svg:width="0.101cm" svg:height="0.1cm" svg:x="12.981cm" svg:y="8.477cm" svg:viewBox="0 0 102 101" svg:d="m102 51c0 28-23 50-51 50s-51-22-51-50c0-29 23-51 51-51s51 22 51 51z">
          <text:p/>
        </draw:path>
        <draw:path draw:style-name="gr3" draw:layer="layout" svg:width="0.101cm" svg:height="0.1cm" svg:x="15.775cm" svg:y="8.477cm" svg:viewBox="0 0 102 101" svg:d="m102 51c0 28-23 50-51 50s-51-22-51-50c0-29 23-51 51-51s51 22 51 51z">
          <text:p/>
        </draw:path>
        <draw:line draw:style-name="gr1" draw:layer="layout" svg:x1="16.334cm" svg:y1="1.418cm" svg:x2="16.334cm" svg:y2="1.672cm">
          <text:p/>
        </draw:line>
        <draw:line draw:style-name="gr1" draw:layer="layout" svg:x1="15.826cm" svg:y1="2.18cm" svg:x2="15.826cm" svg:y2="1.672cm">
          <text:p/>
        </draw:line>
        <draw:line draw:style-name="gr1" draw:layer="layout" svg:x1="15.826cm" svg:y1="1.672cm" svg:x2="14.556cm" svg:y2="1.672cm">
          <text:p/>
        </draw:line>
        <draw:line draw:style-name="gr1" draw:layer="layout" svg:x1="14.556cm" svg:y1="1.672cm" svg:x2="13.032cm" svg:y2="1.672cm">
          <text:p/>
        </draw:line>
        <draw:line draw:style-name="gr1" draw:layer="layout" svg:x1="13.032cm" svg:y1="1.672cm" svg:x2="11.764cm" svg:y2="1.672cm">
          <text:p/>
        </draw:line>
        <draw:line draw:style-name="gr1" draw:layer="layout" svg:x1="11.764cm" svg:y1="1.672cm" svg:x2="9.224cm" svg:y2="1.672cm">
          <text:p/>
        </draw:line>
        <draw:line draw:style-name="gr1" draw:layer="layout" svg:x1="9.224cm" svg:y1="1.672cm" svg:x2="7.954cm" svg:y2="1.672cm">
          <text:p/>
        </draw:line>
        <draw:line draw:style-name="gr1" draw:layer="layout" svg:x1="7.954cm" svg:y1="1.672cm" svg:x2="6.43cm" svg:y2="1.672cm">
          <text:p/>
        </draw:line>
        <draw:line draw:style-name="gr1" draw:layer="layout" svg:x1="6.43cm" svg:y1="1.672cm" svg:x2="5.162cm" svg:y2="1.672cm">
          <text:p/>
        </draw:line>
        <draw:line draw:style-name="gr1" draw:layer="layout" svg:x1="5.162cm" svg:y1="1.672cm" svg:x2="5.162cm" svg:y2="2.18cm">
          <text:p/>
        </draw:line>
        <draw:line draw:style-name="gr1" draw:layer="layout" svg:x1="6.43cm" svg:y1="3.45cm" svg:x2="6.43cm" svg:y2="1.672cm">
          <text:p/>
        </draw:line>
        <draw:line draw:style-name="gr1" draw:layer="layout" svg:x1="7.954cm" svg:y1="4.974cm" svg:x2="7.954cm" svg:y2="1.672cm">
          <text:p/>
        </draw:line>
        <draw:line draw:style-name="gr1" draw:layer="layout" svg:x1="9.224cm" svg:y1="5.228cm" svg:x2="9.224cm" svg:y2="1.672cm">
          <text:p/>
        </draw:line>
        <draw:line draw:style-name="gr1" draw:layer="layout" svg:x1="11.764cm" svg:y1="5.228cm" svg:x2="11.764cm" svg:y2="1.672cm">
          <text:p/>
        </draw:line>
        <draw:line draw:style-name="gr1" draw:layer="layout" svg:x1="14.556cm" svg:y1="3.45cm" svg:x2="14.556cm" svg:y2="1.672cm">
          <text:p/>
        </draw:line>
        <draw:line draw:style-name="gr1" draw:layer="layout" svg:x1="13.032cm" svg:y1="4.974cm" svg:x2="13.032cm" svg:y2="1.672cm">
          <text:p/>
        </draw:line>
        <draw:line draw:style-name="gr1" draw:layer="layout" svg:x1="16.334cm" svg:y1="1.672cm" svg:x2="15.826cm" svg:y2="1.672cm">
          <text:p/>
        </draw:line>
        <draw:path draw:style-name="gr3" draw:layer="layout" svg:width="0.101cm" svg:height="0.1cm" svg:x="6.379cm" svg:y="1.621cm" svg:viewBox="0 0 102 101" svg:d="m102 51c0 28-23 50-51 50s-51-22-51-50 23-51 51-51 51 23 51 51z">
          <text:p/>
        </draw:path>
        <draw:path draw:style-name="gr3" draw:layer="layout" svg:width="0.101cm" svg:height="0.1cm" svg:x="7.903cm" svg:y="1.621cm" svg:viewBox="0 0 102 101" svg:d="m102 51c0 28-23 50-51 50s-51-22-51-50 23-51 51-51 51 23 51 51z">
          <text:p/>
        </draw:path>
        <draw:path draw:style-name="gr3" draw:layer="layout" svg:width="0.101cm" svg:height="0.1cm" svg:x="9.173cm" svg:y="1.621cm" svg:viewBox="0 0 102 101" svg:d="m102 51c0 28-23 50-51 50s-51-22-51-50 23-51 51-51 51 23 51 51z">
          <text:p/>
        </draw:path>
        <draw:path draw:style-name="gr3" draw:layer="layout" svg:width="0.101cm" svg:height="0.1cm" svg:x="11.713cm" svg:y="1.621cm" svg:viewBox="0 0 102 101" svg:d="m102 51c0 28-23 50-51 50s-51-22-51-50 23-51 51-51 51 23 51 51z">
          <text:p/>
        </draw:path>
        <draw:path draw:style-name="gr3" draw:layer="layout" svg:width="0.101cm" svg:height="0.1cm" svg:x="12.981cm" svg:y="1.621cm" svg:viewBox="0 0 102 101" svg:d="m102 51c0 28-23 50-51 50s-51-22-51-50 23-51 51-51 51 23 51 51z">
          <text:p/>
        </draw:path>
        <draw:path draw:style-name="gr3" draw:layer="layout" svg:width="0.101cm" svg:height="0.1cm" svg:x="14.505cm" svg:y="1.621cm" svg:viewBox="0 0 102 101" svg:d="m102 51c0 28-23 50-51 50s-51-22-51-50 23-51 51-51 51 23 51 51z">
          <text:p/>
        </draw:path>
        <draw:path draw:style-name="gr3" draw:layer="layout" svg:width="0.101cm" svg:height="0.1cm" svg:x="15.775cm" svg:y="1.621cm" svg:viewBox="0 0 102 101" svg:d="m102 51c0 28-23 50-51 50s-51-22-51-50 23-51 51-51 51 23 51 51z">
          <text:p/>
        </draw:path>
        <draw:custom-shape draw:style-name="gr4" draw:text-style-name="P1" draw:layer="layout" svg:width="0.22cm" svg:height="0.22cm" svg:x="11.637cm" svg:y="5.3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22cm" svg:height="0.22cm" svg:x="9.097cm" svg:y="5.3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layer="layout" svg:x1="9.338cm" svg:y1="5.607cm" svg:x2="9.211cm" svg:y2="5.355cm">
          <text:p/>
        </draw:line>
        <draw:line draw:style-name="gr2" draw:layer="layout" svg:x1="9.211cm" svg:y1="5.355cm" svg:x2="9.084cm" svg:y2="5.607cm">
          <text:p/>
        </draw:line>
        <draw:line draw:style-name="gr2" draw:layer="layout" svg:x1="9.084cm" svg:y1="5.355cm" svg:x2="9.211cm" svg:y2="5.355cm">
          <text:p/>
        </draw:line>
        <draw:line draw:style-name="gr2" draw:layer="layout" svg:x1="9.084cm" svg:y1="5.607cm" svg:x2="9.338cm" svg:y2="5.607cm">
          <text:p/>
        </draw:line>
        <draw:line draw:style-name="gr2" draw:layer="layout" svg:x1="9.211cm" svg:y1="5.355cm" svg:x2="9.338cm" svg:y2="5.355cm">
          <text:p/>
        </draw:line>
        <draw:line draw:style-name="gr2" draw:layer="layout" svg:x1="11.878cm" svg:y1="5.607cm" svg:x2="11.751cm" svg:y2="5.355cm">
          <text:p/>
        </draw:line>
        <draw:line draw:style-name="gr2" draw:layer="layout" svg:x1="11.751cm" svg:y1="5.355cm" svg:x2="11.624cm" svg:y2="5.607cm">
          <text:p/>
        </draw:line>
        <draw:line draw:style-name="gr2" draw:layer="layout" svg:x1="11.624cm" svg:y1="5.355cm" svg:x2="11.751cm" svg:y2="5.355cm">
          <text:p/>
        </draw:line>
        <draw:line draw:style-name="gr2" draw:layer="layout" svg:x1="11.624cm" svg:y1="5.607cm" svg:x2="11.878cm" svg:y2="5.607cm">
          <text:p/>
        </draw:line>
        <draw:line draw:style-name="gr2" draw:layer="layout" svg:x1="11.751cm" svg:y1="5.355cm" svg:x2="11.878cm" svg:y2="5.355cm">
          <text:p/>
        </draw:line>
        <draw:frame draw:style-name="gr5" draw:text-style-name="P2" draw:layer="layout" svg:width="0.828cm" svg:height="0.314cm" svg:x="9.487cm" svg:y="5.3cm">
          <draw:text-box>
            <text:p><text:span text:style-name="T1">BY133</text:span></text:p>
          </draw:text-box>
        </draw:frame>
        <draw:frame draw:style-name="gr5" draw:text-style-name="P2" draw:layer="layout" svg:width="0.828cm" svg:height="0.314cm" svg:x="10.687cm" svg:y="5.3cm">
          <draw:text-box>
            <text:p><text:span text:style-name="T1">BY133</text:span></text:p>
          </draw:text-box>
        </draw:frame>
        <draw:custom-shape draw:style-name="gr4" draw:text-style-name="P1" draw:layer="layout" svg:width="0.22cm" svg:height="0.22cm" svg:x="11.637cm" svg:y="7.3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22cm" svg:height="0.22cm" svg:x="9.097cm" svg:y="7.3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layer="layout" svg:x1="9.338cm" svg:y1="7.626cm" svg:x2="9.211cm" svg:y2="7.372cm">
          <text:p/>
        </draw:line>
        <draw:line draw:style-name="gr2" draw:layer="layout" svg:x1="9.211cm" svg:y1="7.372cm" svg:x2="9.084cm" svg:y2="7.626cm">
          <text:p/>
        </draw:line>
        <draw:line draw:style-name="gr2" draw:layer="layout" svg:x1="9.084cm" svg:y1="7.372cm" svg:x2="9.211cm" svg:y2="7.372cm">
          <text:p/>
        </draw:line>
        <draw:line draw:style-name="gr2" draw:layer="layout" svg:x1="9.084cm" svg:y1="7.626cm" svg:x2="9.338cm" svg:y2="7.626cm">
          <text:p/>
        </draw:line>
        <draw:line draw:style-name="gr2" draw:layer="layout" svg:x1="9.211cm" svg:y1="7.372cm" svg:x2="9.338cm" svg:y2="7.372cm">
          <text:p/>
        </draw:line>
        <draw:line draw:style-name="gr2" draw:layer="layout" svg:x1="11.878cm" svg:y1="7.626cm" svg:x2="11.751cm" svg:y2="7.372cm">
          <text:p/>
        </draw:line>
        <draw:line draw:style-name="gr2" draw:layer="layout" svg:x1="11.751cm" svg:y1="7.372cm" svg:x2="11.624cm" svg:y2="7.626cm">
          <text:p/>
        </draw:line>
        <draw:line draw:style-name="gr2" draw:layer="layout" svg:x1="11.624cm" svg:y1="7.372cm" svg:x2="11.751cm" svg:y2="7.372cm">
          <text:p/>
        </draw:line>
        <draw:line draw:style-name="gr2" draw:layer="layout" svg:x1="11.624cm" svg:y1="7.626cm" svg:x2="11.878cm" svg:y2="7.626cm">
          <text:p/>
        </draw:line>
        <draw:line draw:style-name="gr2" draw:layer="layout" svg:x1="11.751cm" svg:y1="7.372cm" svg:x2="11.878cm" svg:y2="7.372cm">
          <text:p/>
        </draw:line>
        <draw:frame draw:style-name="gr5" draw:text-style-name="P2" draw:layer="layout" svg:width="0.828cm" svg:height="0.314cm" svg:x="10.7cm" svg:y="7.35cm">
          <draw:text-box>
            <text:p><text:span text:style-name="T1">BY133</text:span></text:p>
          </draw:text-box>
        </draw:frame>
        <draw:frame draw:style-name="gr5" draw:text-style-name="P2" draw:layer="layout" svg:width="0.828cm" svg:height="0.314cm" svg:x="9.5cm" svg:y="7.35cm">
          <draw:text-box>
            <text:p><text:span text:style-name="T1">BY133</text:span></text:p>
          </draw:text-box>
        </draw:frame>
        <draw:line draw:style-name="gr1" draw:layer="layout" svg:x1="10.892cm" svg:y1="6.234cm" svg:x2="11.248cm" svg:y2="6.234cm">
          <text:p/>
        </draw:line>
        <draw:line draw:style-name="gr1" draw:layer="layout" svg:x1="11.248cm" svg:y1="6.742cm" svg:x2="10.892cm" svg:y2="6.742cm">
          <text:p/>
        </draw:line>
        <draw:line draw:style-name="gr1" draw:layer="layout" svg:x1="9.724cm" svg:y1="6.742cm" svg:x2="10.092cm" svg:y2="6.742cm">
          <text:p/>
        </draw:line>
        <draw:line draw:style-name="gr1" draw:layer="layout" svg:x1="10.092cm" svg:y1="6.234cm" svg:x2="9.724cm" svg:y2="6.234cm">
          <text:p/>
        </draw:line>
        <draw:custom-shape draw:style-name="gr4" draw:text-style-name="P1" draw:layer="layout" svg:width="1.02cm" svg:height="1.02cm" svg:x="9.982cm" svg:y="5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layer="layout" svg:width="1.015cm" svg:height="1.015cm" svg:x="9.982cm" svg:y="5.982cm" svg:viewBox="0 0 1016 1016" svg:d="m1016 508c0 280-228 508-508 508-281 0-508-228-508-508 0-281 227-508 508-508 280 0 508 227 508 508z">
          <text:p/>
        </draw:path>
        <draw:line draw:style-name="gr1" draw:layer="layout" svg:x1="9.724cm" svg:y1="6.234cm" svg:x2="9.724cm" svg:y2="6.488cm">
          <text:p/>
        </draw:line>
        <draw:line draw:style-name="gr1" draw:layer="layout" svg:x1="9.724cm" svg:y1="6.488cm" svg:x2="9.724cm" svg:y2="6.742cm">
          <text:p/>
        </draw:line>
        <draw:line draw:style-name="gr1" draw:layer="layout" svg:x1="11.248cm" svg:y1="6.234cm" svg:x2="11.248cm" svg:y2="6.488cm">
          <text:p/>
        </draw:line>
        <draw:line draw:style-name="gr1" draw:layer="layout" svg:x1="11.248cm" svg:y1="6.488cm" svg:x2="11.248cm" svg:y2="6.742cm">
          <text:p/>
        </draw:line>
        <draw:frame draw:style-name="gr5" draw:text-style-name="P2" draw:layer="layout" svg:width="0.709cm" svg:height="0.314cm" svg:x="10.142cm" svg:y="6.322cm">
          <draw:text-box>
            <text:p><text:span text:style-name="T1">Motor</text:span></text:p>
          </draw:text-box>
        </draw:frame>
        <draw:frame draw:style-name="gr5" draw:text-style-name="P2" draw:layer="layout" svg:width="0.349cm" svg:height="0.314cm" svg:x="16.501cm" svg:y="1.3cm">
          <draw:text-box>
            <text:p><text:span text:style-name="T1">5V</text:span></text:p>
          </draw:text-box>
        </draw:frame>
        <draw:frame draw:style-name="gr5" draw:text-style-name="P2" draw:layer="layout" svg:width="0.29cm" svg:height="0.314cm" svg:x="15.35cm" svg:y="2.54cm">
          <draw:text-box>
            <text:p><text:span text:style-name="T1">1k</text:span></text:p>
          </draw:text-box>
        </draw:frame>
        <draw:frame draw:style-name="gr5" draw:text-style-name="P2" draw:layer="layout" svg:width="0.29cm" svg:height="0.314cm" svg:x="5.35cm" svg:y="2.54cm">
          <draw:text-box>
            <text:p><text:span text:style-name="T1">1k</text:span></text:p>
          </draw:text-box>
        </draw:frame>
        <draw:frame draw:style-name="gr5" draw:text-style-name="P2" draw:layer="layout" svg:width="0.815cm" svg:height="0.314cm" svg:x="6.401cm" svg:y="3.8cm">
          <draw:text-box>
            <text:p><text:span text:style-name="T1">BC184</text:span></text:p>
          </draw:text-box>
        </draw:frame>
        <draw:frame draw:style-name="gr5" draw:text-style-name="P2" draw:layer="layout" svg:width="1.018cm" svg:height="0.314cm" svg:x="7.9cm" svg:y="5.3cm">
          <draw:text-box>
            <text:p><text:span text:style-name="T1">BD241C</text:span></text:p>
          </draw:text-box>
        </draw:frame>
        <draw:frame draw:style-name="gr5" draw:text-style-name="P2" draw:layer="layout" svg:width="0.815cm" svg:height="0.314cm" svg:x="5.151cm" svg:y="7.35cm">
          <draw:text-box>
            <text:p><text:span text:style-name="T1">BC184</text:span></text:p>
          </draw:text-box>
        </draw:frame>
        <draw:frame draw:style-name="gr5" draw:text-style-name="P2" draw:layer="layout" svg:width="1.018cm" svg:height="0.314cm" svg:x="7.9cm" svg:y="7.35cm">
          <draw:text-box>
            <text:p><text:span text:style-name="T1">BD242C</text:span></text:p>
          </draw:text-box>
        </draw:frame>
        <draw:frame draw:style-name="gr5" draw:text-style-name="P2" draw:layer="layout" svg:width="1.018cm" svg:height="0.314cm" svg:x="12.1cm" svg:y="5.3cm">
          <draw:text-box>
            <text:p><text:span text:style-name="T1">BD241C</text:span></text:p>
          </draw:text-box>
        </draw:frame>
        <draw:frame draw:style-name="gr5" draw:text-style-name="P2" draw:layer="layout" svg:width="1.018cm" svg:height="0.314cm" svg:x="12.1cm" svg:y="7.35cm">
          <draw:text-box>
            <text:p><text:span text:style-name="T1">BD242C</text:span></text:p>
          </draw:text-box>
        </draw:frame>
        <draw:frame draw:style-name="gr5" draw:text-style-name="P2" draw:layer="layout" svg:width="0.815cm" svg:height="0.314cm" svg:x="13.802cm" svg:y="3.8cm">
          <draw:text-box>
            <text:p><text:span text:style-name="T1">BC184</text:span></text:p>
          </draw:text-box>
        </draw:frame>
        <draw:frame draw:style-name="gr5" draw:text-style-name="P2" draw:layer="layout" svg:width="0.815cm" svg:height="0.314cm" svg:x="15.052cm" svg:y="7.35cm">
          <draw:text-box>
            <text:p><text:span text:style-name="T1">BC184</text:span></text:p>
          </draw:text-box>
        </draw:frame>
        <draw:frame draw:style-name="gr5" draw:text-style-name="P2" draw:layer="layout" svg:width="0.29cm" svg:height="0.314cm" svg:x="16.71cm" svg:y="7.65cm">
          <draw:text-box>
            <text:p><text:span text:style-name="T1">1k</text:span></text:p>
          </draw:text-box>
        </draw:frame>
        <draw:frame draw:style-name="gr5" draw:text-style-name="P2" draw:layer="layout" svg:width="0.193cm" svg:height="0.314cm" svg:x="17.591cm" svg:y="7.65cm">
          <draw:text-box>
            <text:p><text:span text:style-name="T1">B</text:span></text:p>
          </draw:text-box>
        </draw:frame>
        <draw:frame draw:style-name="gr5" draw:text-style-name="P2" draw:layer="layout" svg:width="0.607cm" svg:height="0.314cm" svg:x="16.501cm" svg:y="8.6cm">
          <draw:text-box>
            <text:p><text:span text:style-name="T1">GND</text:span></text:p>
          </draw:text-box>
        </draw:frame>
        <draw:frame draw:style-name="gr5" draw:text-style-name="P2" draw:layer="layout" svg:width="0.29cm" svg:height="0.314cm" svg:x="4.01cm" svg:y="7.65cm">
          <draw:text-box>
            <text:p><text:span text:style-name="T1">1k</text:span></text:p>
          </draw:text-box>
        </draw:frame>
        <draw:frame draw:style-name="gr5" draw:text-style-name="P2" draw:layer="layout" svg:width="0.201cm" svg:height="0.314cm" svg:x="3.251cm" svg:y="7.65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9cm" fo:margin-left="3.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22T14:54:07</dc:date>
    <meta:document-statistic meta:object-count="293"/>
    <meta:generator>LibreOffice/3.5$Linux_X86_64 LibreOffice_project/350m1$Build-2</meta:generator>
  </office:meta>
</office:document-meta>
</file>